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B00000310699A149D3AE33B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212cm" svg:stroke-color="#ff3838" draw:marker-start-width="0.517cm" draw:marker-end="Arrow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5983b0" draw:marker-start-width="0.517cm" draw:marker-end="Arrow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36cm" svg:x="1.091cm" svg:y="2.221cm">
          <draw:image xlink:href="Pictures/10000201000004DB00000310699A149D3AE33BA9.png" xlink:type="simple" xlink:show="embed" xlink:actuate="onLoad" loext:mime-type="image/png">
            <text:p/>
          </draw:image>
        </draw:frame>
        <draw:line draw:style-name="gr2" draw:text-style-name="P2" draw:layer="layout" svg:x1="16.294cm" svg:y1="19.713cm" svg:x2="16.294cm" svg:y2="15.879cm">
          <text:p/>
        </draw:line>
        <draw:frame draw:style-name="gr3" draw:text-style-name="P3" draw:layer="layout" svg:width="3.436cm" svg:height="1.673cm" svg:x="14.539cm" svg:y="19.629cm">
          <draw:text-box>
            <text:p><text:span text:style-name="T1">ENTRATA</text:span></text:p>
            <text:p><text:span text:style-name="T1">PEDONI</text:span></text:p>
          </draw:text-box>
        </draw:frame>
        <draw:line draw:style-name="gr4" draw:text-style-name="P2" draw:layer="layout" svg:x1="6.494cm" svg:y1="19.713cm" svg:x2="6.494cm" svg:y2="18.581cm">
          <text:p/>
        </draw:line>
        <draw:frame draw:style-name="gr3" draw:text-style-name="P3" draw:layer="layout" svg:width="2.479cm" svg:height="0.962cm" svg:x="5.239cm" svg:y="19.629cm">
          <draw:text-box>
            <text:p><text:span text:style-name="T1">FIU</text:span><text:span text:style-name="T1">ME</text:span></text:p>
          </draw:text-box>
        </draw:frame>
        <draw:line draw:style-name="gr2" draw:text-style-name="P2" draw:layer="layout" svg:x1="12.194cm" svg:y1="19.713cm" svg:x2="12.194cm" svg:y2="5.076cm">
          <text:p/>
        </draw:line>
        <draw:frame draw:style-name="gr3" draw:text-style-name="P3" draw:layer="layout" svg:width="3.436cm" svg:height="1.673cm" svg:x="10.439cm" svg:y="19.629cm">
          <draw:text-box>
            <text:p><text:span text:style-name="T1">ENTRATA</text:span></text:p>
            <text:p><text:span text:style-name="T1">AUT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14:44:00.041407497</meta:creation-date>
    <dc:date>2023-07-10T15:30:20.903666366</dc:date>
    <meta:editing-duration>PT2M7S</meta:editing-duration>
    <meta:editing-cycles>1</meta:editing-cycles>
    <meta:document-statistic meta:object-count="7"/>
    <meta:generator>LibreOffice/6.4.7.2$Linux_X86_64 LibreOffice_project/40$Build-2</meta:generator>
  </office:meta>
</office:document-meta>
</file>